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DC000004A7000004A72B993E0616711901.svg" manifest:media-type="image/svg+xml"/>
  <manifest:file-entry manifest:full-path="Pictures/1000000100000031000000319C0E841F1F0D8EC7.png" manifest:media-type="image/png"/>
  <manifest:file-entry manifest:full-path="Pictures/100002F90000051000000510D098C07FB7A0188E.svg" manifest:media-type="image/svg+xml"/>
  <manifest:file-entry manifest:full-path="Pictures/10000001000002C3000002C30C32663922FF5287.png" manifest:media-type="image/png"/>
  <manifest:file-entry manifest:full-path="Pictures/100000010000002D0000002DA4602A3584601ED2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1.99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.11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1.513cm"/>
      <style:paragraph-properties style:writing-mode="lr-tb"/>
    </style:style>
    <style:style style:name="gr39" style:family="graphic" style:parent-style-name="standard">
      <style:graphic-properties draw:stroke="solid" svg:stroke-width="0.053cm" svg:stroke-color="#1c1c1c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0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gr41" style:family="graphic" style:parent-style-name="objectwithoutfill">
      <style:graphic-properties draw:stroke="dash" draw:stroke-dash="Double_20_Dash_20__28_Rounded_29_" svg:stroke-width="0.018cm" svg:stroke-color="#b2b2b2" draw:marker-start-width="0.227cm" draw:marker-end-width="0.227cm" svg:stroke-linecap="round" draw:fill="solid" draw:textarea-vertical-align="middle" fo:padding-top="0.134cm" fo:padding-bottom="0.134cm" fo:padding-left="0.259cm" fo:padding-right="0.259cm"/>
    </style:style>
    <style:style style:name="gr42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43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.00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fo:min-height="0.5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Nun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Nunit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margin-left="0cm" fo:margin-right="0cm" fo:margin-top="0cm" fo:margin-bottom="0cm" fo:line-height="100%" fo:text-align="end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normal" fo:font-weight="bold" style:font-style-asian="normal" style:font-weight-asian="bold" style:font-style-complex="normal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>
      <loext:graphic-properties draw:fill-color="#1c1c1c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weight="normal" style:font-size-asian="10.5pt" style:font-weight-asian="normal" style:font-size-complex="10.5pt" style:font-weight-complex="normal"/>
    </style:style>
    <style:style style:name="P21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0.5pt" fo:font-style="normal" style:font-size-asian="10.5pt" style:font-style-asian="normal" style:font-size-complex="10.5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25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3pt" style:font-weight-asian="bold" style:font-size-complex="13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style:text-underline-style="none" fo:font-weight="normal" style:font-style-asian="italic" style:font-weight-asian="normal" style:font-style-complex="italic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normal" style:font-size-complex="13pt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bold" style:font-size-complex="13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fo:font-weight="normal" style:font-style-asian="italic" style:font-weight-asian="normal" style:font-style-complex="italic" style:font-weight-complex="normal"/>
    </style:style>
    <style:style style:name="P31" style:family="paragraph">
      <style:paragraph-properties fo:margin-left="0.102cm" fo:margin-right="0cm" fo:text-indent="0cm"/>
    </style:style>
    <style:style style:name="P32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3pt" fo:font-style="italic" fo:font-weight="normal" style:font-size-asian="11pt" style:font-size-complex="11p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3pt" fo:font-style="italic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35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3pt" fo:font-style="normal" fo:font-weight="normal" style:font-size-asian="11pt" style:font-size-complex="11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3pt" fo:font-style="italic" style:text-underline-style="none" style:font-size-asian="10pt" style:font-style-asian="normal" style:font-size-complex="10pt" style:font-style-complex="normal"/>
    </style:style>
    <style:style style:name="P37" style:family="paragraph">
      <loext:graphic-properties draw:fill="none"/>
      <style:paragraph-properties fo:text-align="center" style:writing-mode="lr-tb"/>
      <style:text-properties fo:font-size="20pt" fo:background-color="transparent" style:font-size-asian="20pt" style:font-size-complex="20pt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Nunito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e4e4e" loext:opacity="100%" style:text-outline="false" style:text-line-through-style="none" style:text-line-through-type="none" style:font-name="Nunito" fo:font-size="9pt" fo:font-style="normal" fo:text-shadow="none" style:text-underline-style="none" fo:font-weight="bold" style:letter-kerning="true" fo:background-color="transparent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111111" loext:opacity="100%" style:font-name="Nunito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111111" loext:opacity="100%" style:font-name="Nunito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bold" style:letter-kerning="true" fo:background-color="transparent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c1c1c" loext:opacity="100%" style:font-name="Nunito" fo:font-size="8pt" style:font-size-asian="8pt" style:font-size-complex="8pt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bold" style:letter-kerning="true" fo:background-color="transparent" style:font-name-asian="Droid Sans Fallback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111111" loext:opacity="100%" style:font-name="Nunito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color="#111111" loext:opacity="100%" style:font-name="Nunito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fo:color="#111111" loext:opacity="100%" style:font-name="Nun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0" style:family="text">
      <style:text-properties fo:color="#111111" loext:opacity="100%" style:font-name="Nunito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111111" loext:opacity="100%" style:font-name="Nunito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italic" style:font-weight-asian="normal" style:font-name-complex="FreeSans" style:font-size-complex="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111111" loext:opacity="100%" style:font-name="Nunito" fo:font-size="11pt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111111" loext:opacity="100%" style:font-name="Nunito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color="#111111" loext:opacity="100%" style:font-name="Nunito" fo:font-size="11pt" fo:font-weight="normal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.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1.5pt" style:font-style-asian="normal" style:font-weight-asian="normal" style:font-name-complex="Free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bold" style:letter-kerning="true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111111" loext:opacity="100%" style:font-name="Ubuntu Mono" fo:font-size="12pt" fo:font-weight="normal" style:font-size-asian="9pt" style:font-size-complex="9pt"/>
    </style:style>
    <style:style style:name="T46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48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33333" loext:opacity="100%" style:font-name="Ubuntu Mono" fo:font-size="12pt" fo:font-weight="normal" style:font-size-asian="9pt" style:font-size-complex="9pt"/>
    </style:style>
    <style:style style:name="T50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udo -f hireme :)" draw:style-name="dp1" draw:master-page-name="Default">
        <draw:frame draw:style-name="gr1" draw:text-style-name="P2" draw:layer="layout" svg:width="7.449cm" svg:height="0.919cm" svg:x="0.82cm" svg:y="1.124cm">
          <draw:text-box>
            <text:p text:style-name="P1"><text:span text:style-name="T1">Software Engineer </text:span><text:span text:style-name="T2">(Frontend developer)</text:span></text:p>
          </draw:text-box>
        </draw:frame>
        <draw:frame draw:style-name="gr2" draw:text-style-name="P4" draw:layer="layout" svg:width="8.961cm" svg:height="1.792cm" svg:x="0.822cm" svg:y="-0.022cm">
          <draw:text-box>
            <text:p text:style-name="P3"><text:span text:style-name="T3">Ahmad</text:span><text:span text:style-name="T4"> </text:span><text:span text:style-name="T4">Salih</text:span></text:p>
          </draw:text-box>
        </draw:frame>
        <draw:frame draw:style-name="gr3" draw:text-style-name="P5" draw:layer="layout" svg:width="0.746cm" svg:height="0.746cm" svg:x="0.107cm" svg:y="0.108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4" draw:text-style-name="P6" draw:layer="layout" svg:width="2.918cm" svg:height="0.925cm" svg:x="0.794cm" svg:y="1.821cm">
          <draw:text-box>
            <text:p><text:span text:style-name="T5">Summary</text:span></text:p>
          </draw:text-box>
        </draw:frame>
        <draw:frame draw:style-name="gr5" draw:text-style-name="P8" draw:layer="layout" svg:width="13.191cm" svg:height="2.367cm" svg:x="0.826cm" svg:y="2.415cm">
          <draw:text-box>
            <text:p text:style-name="P7"><text:span text:style-name="T6">Ahmad is a dynamic and </text:span><text:span text:style-name="T6">devoted developer. </text:span><text:span text:style-name="T6">Experienced Frontend </text:span><text:span text:style-name="T6">engineer with a strong </text:span><text:span text:style-name="T6">background in modern web </text:span><text:span text:style-name="T6">technologies. Now </text:span></text:p>
            <text:p text:style-name="P7"><text:span text:style-name="T6">he is looking for a </text:span><text:span text:style-name="T6">challenging and pushing </text:span><text:span text:style-name="T6">forward role where he can </text:span><text:span text:style-name="T7">utilize</text:span><text:span text:style-name="T6"> his skills and continue </text:span><text:span text:style-name="T6">learning and growing as a </text:span><text:span text:style-name="T6">developer.</text:span></text:p>
          </draw:text-box>
        </draw:frame>
        <draw:frame draw:style-name="gr4" draw:text-style-name="P9" draw:layer="measurelines" svg:width="2.918cm" svg:height="0.925cm" svg:x="13.995cm" svg:y="1.804cm">
          <draw:text-box>
            <text:p><text:span text:style-name="T8">Skills</text:span></text:p>
          </draw:text-box>
        </draw:frame>
        <draw:frame draw:style-name="gr6" draw:text-style-name="P10" draw:layer="measurelines" svg:width="6.14cm" svg:height="0.73cm" svg:x="14.027cm" svg:y="2.493cm">
          <draw:text-box>
            <text:p text:style-name="P7"><text:span text:style-name="T9">Frontend</text:span></text:p>
          </draw:text-box>
        </draw:frame>
        <draw:frame draw:style-name="gr7" draw:text-style-name="P11" draw:layer="layout" svg:width="5.705cm" svg:height="0.755cm" svg:x="14.127cm" svg:y="2.993cm">
          <draw:text-box>
            <text:p text:style-name="P7"><text:span text:style-name="T10">- </text:span><text:span text:style-name="T11">HTML5, CSS3</text:span></text:p>
          </draw:text-box>
        </draw:frame>
        <draw:frame draw:style-name="gr8" draw:text-style-name="P11" draw:layer="layout" svg:width="5.705cm" svg:height="0.755cm" svg:x="14.128cm" svg:y="3.42cm">
          <draw:text-box>
            <text:p text:style-name="P7"><text:span text:style-name="T10">- Sass, Less</text:span></text:p>
          </draw:text-box>
        </draw:frame>
        <draw:frame draw:style-name="gr9" draw:text-style-name="P11" draw:layer="layout" svg:width="5.705cm" svg:height="0.755cm" svg:x="14.129cm" svg:y="4.321cm">
          <draw:text-box>
            <text:p text:style-name="P7"><text:span text:style-name="T10">- </text:span><text:span text:style-name="T11">ReactJS</text:span></text:p>
          </draw:text-box>
        </draw:frame>
        <draw:frame draw:style-name="gr10" draw:text-style-name="P11" draw:layer="layout" svg:width="5.705cm" svg:height="0.755cm" svg:x="14.13cm" svg:y="4.774cm">
          <draw:text-box>
            <text:p text:style-name="P7"><text:span text:style-name="T10">- </text:span><text:span text:style-name="T11">Redux, </text:span><text:span text:style-name="T11">Redux </text:span><text:span text:style-name="T11">Toolkit</text:span></text:p>
          </draw:text-box>
        </draw:frame>
        <draw:frame draw:style-name="gr11" draw:text-style-name="P11" draw:layer="layout" svg:width="5.705cm" svg:height="0.755cm" svg:x="14.129cm" svg:y="3.869cm">
          <draw:text-box>
            <text:p text:style-name="P7"><text:span text:style-name="T10">- Pug/Jade</text:span></text:p>
          </draw:text-box>
        </draw:frame>
        <draw:frame draw:style-name="gr12" draw:text-style-name="P11" draw:layer="layout" svg:width="5.705cm" svg:height="0.755cm" svg:x="14.131cm" svg:y="5.223cm">
          <draw:text-box>
            <text:p text:style-name="P7"><text:span text:style-name="T10">- </text:span><text:span text:style-name="T11">GatsbyJS</text:span></text:p>
          </draw:text-box>
        </draw:frame>
        <draw:frame draw:style-name="gr13" draw:text-style-name="P11" draw:layer="layout" svg:width="5.705cm" svg:height="0.755cm" svg:x="14.132cm" svg:y="5.652cm">
          <draw:text-box>
            <text:p text:style-name="P7"><text:span text:style-name="T10">- </text:span><text:span text:style-name="T11">NextJS</text:span></text:p>
          </draw:text-box>
        </draw:frame>
        <draw:frame draw:style-name="gr14" draw:text-style-name="P10" draw:layer="layout" svg:width="6.14cm" svg:height="0.73cm" svg:x="14.027cm" svg:y="6.593cm">
          <draw:text-box>
            <text:p text:style-name="P7"><text:span text:style-name="T9">Backend</text:span></text:p>
          </draw:text-box>
        </draw:frame>
        <draw:frame draw:style-name="gr15" draw:text-style-name="P11" draw:layer="layout" svg:width="5.705cm" svg:height="0.755cm" svg:x="14.127cm" svg:y="7.093cm">
          <draw:text-box>
            <text:p text:style-name="P7"><text:span text:style-name="T10">- NodeJS</text:span></text:p>
          </draw:text-box>
        </draw:frame>
        <draw:frame draw:style-name="gr16" draw:text-style-name="P11" draw:layer="layout" svg:width="5.705cm" svg:height="0.755cm" svg:x="14.128cm" svg:y="7.52cm">
          <draw:text-box>
            <text:p text:style-name="P7"><text:span text:style-name="T10">- ExpressJS</text:span></text:p>
          </draw:text-box>
        </draw:frame>
        <draw:frame draw:style-name="gr17" draw:text-style-name="P11" draw:layer="layout" svg:width="5.705cm" svg:height="0.755cm" svg:x="14.129cm" svg:y="7.985cm">
          <draw:text-box>
            <text:p text:style-name="P7"><text:span text:style-name="T10">- NestJS</text:span></text:p>
          </draw:text-box>
        </draw:frame>
        <draw:frame draw:style-name="gr18" draw:text-style-name="P10" draw:layer="layout" svg:width="6.14cm" svg:height="0.73cm" svg:x="14.027cm" svg:y="10.982cm">
          <draw:text-box>
            <text:p text:style-name="P7"><text:span text:style-name="T9">Programming Languages</text:span></text:p>
          </draw:text-box>
        </draw:frame>
        <draw:frame draw:style-name="gr19" draw:text-style-name="P11" draw:layer="layout" svg:width="5.705cm" svg:height="0.755cm" svg:x="14.127cm" svg:y="11.482cm">
          <draw:text-box>
            <text:p text:style-name="P7"><text:span text:style-name="T10">- Javascript, </text:span><text:span text:style-name="T10">Typescript</text:span></text:p>
          </draw:text-box>
        </draw:frame>
        <draw:frame draw:style-name="gr20" draw:text-style-name="P11" draw:layer="layout" svg:width="5.705cm" svg:height="0.755cm" svg:x="14.128cm" svg:y="11.909cm">
          <draw:text-box>
            <text:p text:style-name="P7"><text:span text:style-name="T10">- Golang</text:span></text:p>
          </draw:text-box>
        </draw:frame>
        <draw:frame draw:style-name="gr21" draw:text-style-name="P10" draw:layer="layout" svg:width="6.14cm" svg:height="0.73cm" svg:x="14.027cm" svg:y="9.438cm">
          <draw:text-box>
            <text:p text:style-name="P7"><text:span text:style-name="T9">Databases</text:span></text:p>
          </draw:text-box>
        </draw:frame>
        <draw:frame draw:style-name="gr22" draw:text-style-name="P11" draw:layer="layout" svg:width="5.705cm" svg:height="0.755cm" svg:x="14.127cm" svg:y="9.938cm">
          <draw:text-box>
            <text:p text:style-name="P7"><text:span text:style-name="T10">- MongoDB</text:span></text:p>
          </draw:text-box>
        </draw:frame>
        <draw:frame draw:style-name="gr23" draw:text-style-name="P11" draw:layer="layout" svg:width="5.705cm" svg:height="0.755cm" svg:x="14.129cm" svg:y="10.43cm">
          <draw:text-box>
            <text:p text:style-name="P7"><text:span text:style-name="T10">- SQLite</text:span></text:p>
          </draw:text-box>
        </draw:frame>
        <draw:frame draw:style-name="gr24" draw:text-style-name="P11" draw:layer="layout" svg:width="5.705cm" svg:height="0.755cm" svg:x="14.133cm" svg:y="6.047cm">
          <draw:text-box>
            <text:p text:style-name="P7"><text:span text:style-name="T10">- </text:span><text:span text:style-name="T11">Webpack, Vite</text:span></text:p>
          </draw:text-box>
        </draw:frame>
        <draw:frame draw:style-name="gr25" draw:text-style-name="P10" draw:layer="layout" svg:width="6.14cm" svg:height="0.73cm" svg:x="14.017cm" svg:y="12.876cm">
          <draw:text-box>
            <text:p text:style-name="P7"><text:span text:style-name="T9">Software Concepts</text:span></text:p>
          </draw:text-box>
        </draw:frame>
        <draw:frame draw:style-name="gr26" draw:text-style-name="P11" draw:layer="layout" svg:width="5.705cm" svg:height="0.755cm" svg:x="14.117cm" svg:y="13.376cm">
          <draw:text-box>
            <text:p text:style-name="P7"><text:span text:style-name="T10">- OOP</text:span></text:p>
          </draw:text-box>
        </draw:frame>
        <draw:frame draw:style-name="gr27" draw:text-style-name="P11" draw:layer="layout" svg:width="5.705cm" svg:height="0.755cm" svg:x="14.118cm" svg:y="13.803cm">
          <draw:text-box>
            <text:p text:style-name="P7"><text:span text:style-name="T10">- Design </text:span><text:span text:style-name="T10">Patterns </text:span><text:span text:style-name="T10">Concepts.</text:span></text:p>
          </draw:text-box>
        </draw:frame>
        <draw:frame draw:style-name="gr28" draw:text-style-name="P11" draw:layer="layout" svg:width="5.705cm" svg:height="0.755cm" svg:x="14.119cm" svg:y="14.288cm">
          <draw:text-box>
            <text:p text:style-name="P7"><text:span text:style-name="T10">- SOLID Principles</text:span></text:p>
          </draw:text-box>
        </draw:frame>
        <draw:frame draw:style-name="gr29" draw:text-style-name="P10" draw:layer="layout" svg:width="6.14cm" svg:height="0.73cm" svg:x="14.017cm" svg:y="14.816cm">
          <draw:text-box>
            <text:p text:style-name="P7"><text:span text:style-name="T9">Other Skills</text:span></text:p>
          </draw:text-box>
        </draw:frame>
        <draw:frame draw:style-name="gr30" draw:text-style-name="P11" draw:layer="layout" svg:width="5.705cm" svg:height="0.755cm" svg:x="14.117cm" svg:y="15.293cm">
          <draw:text-box>
            <text:p text:style-name="P7"><text:span text:style-name="T10">- Git</text:span></text:p>
          </draw:text-box>
        </draw:frame>
        <draw:frame draw:style-name="gr31" draw:text-style-name="P11" draw:layer="layout" svg:width="5.705cm" svg:height="0.755cm" svg:x="14.118cm" svg:y="16.185cm">
          <draw:text-box>
            <text:p text:style-name="P7"><text:span text:style-name="T10">- JWT</text:span></text:p>
          </draw:text-box>
        </draw:frame>
        <draw:frame draw:style-name="gr32" draw:text-style-name="P11" draw:layer="layout" svg:width="5.705cm" svg:height="0.755cm" svg:x="14.119cm" svg:y="17.066cm">
          <draw:text-box>
            <text:p text:style-name="P7"><text:span text:style-name="T10">- CI/CD TraviseCI, CircleCi</text:span></text:p>
          </draw:text-box>
        </draw:frame>
        <draw:frame draw:style-name="gr33" draw:text-style-name="P11" draw:layer="layout" svg:width="5.705cm" svg:height="0.755cm" svg:x="14.12cm" svg:y="16.613cm">
          <draw:text-box>
            <text:p text:style-name="P7"><text:span text:style-name="T10">- Docker</text:span></text:p>
          </draw:text-box>
        </draw:frame>
        <draw:frame draw:style-name="gr34" draw:text-style-name="P12" draw:layer="layout" svg:width="3.556cm" svg:height="0.873cm" svg:x="1.23cm" svg:y="5.302cm">
          <draw:text-box>
            <text:p><text:span text:style-name="T5">Military</text:span></text:p>
          </draw:text-box>
        </draw:frame>
        <draw:frame draw:style-name="gr35" draw:text-style-name="P14" draw:layer="layout" svg:width="5.143cm" svg:height="0.717cm" svg:x="7.912cm" svg:y="5.453cm">
          <draw:text-box>
            <text:p text:style-name="P13"><text:span text:style-name="T12">Jan - 2022 <text:s/>: <text:s/>Mar - </text:span><text:span text:style-name="T12">2023 </text:span></text:p>
          </draw:text-box>
        </draw:frame>
        <draw:frame draw:style-name="gr36" draw:text-style-name="P16" draw:layer="layout" svg:width="5.225cm" svg:height="0.823cm" svg:x="1.238cm" svg:y="5.938cm">
          <draw:text-box>
            <text:p text:style-name="P15"><text:span text:style-name="T13">Fullstack developer</text:span></text:p>
          </draw:text-box>
        </draw:frame>
        <draw:frame draw:style-name="gr37" draw:text-style-name="P17" draw:layer="layout" svg:width="4.778cm" svg:height="0.742cm" svg:x="3.165cm" svg:y="5.416cm">
          <draw:text-box>
            <text:p text:style-name="P7"><text:span text:style-name="T14">Military service life time</text:span></text:p>
          </draw:text-box>
        </draw:frame>
        <draw:frame draw:style-name="gr38" draw:text-style-name="P18" draw:layer="layout" svg:width="12.458cm" svg:height="1.763cm" svg:x="1.232cm" svg:y="6.446cm">
          <draw:text-box>
            <text:p text:style-name="P15"><text:span text:style-name="T15">Played full role, Handled more than 20 mindsets, Developed quite several projects, front&amp;back end. Most of the time I was dealing with MSSQL server, Sqlite on top of NodeJS, and Reactjs.</text:span></text:p>
          </draw:text-box>
        </draw:frame>
        <draw:custom-shape draw:style-name="gr39" draw:text-style-name="P19" draw:layer="layout" svg:width="0.152cm" svg:height="0.152cm" svg:x="1.164cm" svg:y="5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0" draw:layer="layout" svg:width="12.248cm" svg:height="1.586cm" svg:x="1.306cm" svg:y="8.053cm">
          <draw:text-box>
            <text:p text:style-name="P7"><text:span text:style-name="T16">-</text:span><text:span text:style-name="T10"> </text:span><text:span text:style-name="T16">Office Archive App</text:span><text:span text:style-name="T10"> – Worked on full functional archive can </text:span><text:span text:style-name="T16">crud </text:span><text:span text:style-name="T10">fax, <text:s text:c="5"/></text:span><text:span text:style-name="T17">All that depends on the </text:span><text:span text:style-name="T18">year, stage, </text:span><text:span text:style-name="T17">and </text:span><text:span text:style-name="T19">fax title</text:span><text:span text:style-name="T17"> or soldier </text:span><text:span text:style-name="T19">name</text:span><text:span text:style-name="T17">.</text:span></text:p>
          </draw:text-box>
        </draw:frame>
        <draw:frame draw:style-name="gr4" draw:text-style-name="P9" draw:layer="layout" svg:width="5.92cm" svg:height="0.925cm" svg:x="0.795cm" svg:y="4.672cm">
          <draw:text-box>
            <text:p><text:span text:style-name="T8">Profession Experience</text:span></text:p>
          </draw:text-box>
        </draw:frame>
        <draw:line draw:style-name="gr41" draw:text-style-name="P21" draw:layer="layout" svg:x1="3.247cm" svg:y1="2.326cm" svg:x2="13.382cm" svg:y2="2.326cm">
          <text:p/>
        </draw:line>
        <draw:frame draw:style-name="gr42" draw:text-style-name="P20" draw:layer="layout" svg:width="12.248cm" svg:height="1.763cm" svg:x="1.306cm" svg:y="9.053cm">
          <draw:text-box>
            <text:p text:style-name="P7"><text:span text:style-name="T16">-</text:span><text:span text:style-name="T10"> </text:span><text:span text:style-name="T20">Leader Assistant </text:span><text:span text:style-name="T21">– A </text:span><text:span text:style-name="T20">LAN </text:span><text:span text:style-name="T21">based app for the leader to assign orders, <text:s text:c="5"/>track requests, and respond back for requests to </text:span><text:span text:style-name="T19">approve</text:span><text:span text:style-name="T21">, </text:span><text:span text:style-name="T19">wait</text:span><text:span text:style-name="T21"> or just <text:s text:c="4"/></text:span><text:span text:style-name="T19">delete</text:span><text:span text:style-name="T21"> it quitely.</text:span></text:p>
          </draw:text-box>
        </draw:frame>
        <draw:frame draw:style-name="gr42" draw:text-style-name="P20" draw:layer="layout" svg:width="12.248cm" svg:height="1.763cm" svg:x="1.306cm" svg:y="10.653cm">
          <draw:text-box>
            <text:p text:style-name="P7"><text:span text:style-name="T20">-</text:span><text:span text:style-name="T21"> </text:span><text:span text:style-name="T20">Solider Examiner</text:span><text:span text:style-name="T21"> – Recreated exam app, which has three types of <text:s text:c="9"/>questions that helps to measure Psychological, Sexual, and religious <text:s text:c="5"/>deviations.</text:span></text:p>
          </draw:text-box>
        </draw:frame>
        <draw:line draw:style-name="gr43" draw:text-style-name="P21" draw:layer="layout" svg:x1="1.209cm" svg:y1="12.401cm" svg:x2="1.209cm" svg:y2="5.992cm">
          <text:p/>
        </draw:line>
        <draw:frame draw:style-name="gr34" draw:text-style-name="P12" draw:layer="layout" svg:width="3.556cm" svg:height="0.873cm" svg:x="1.196cm" svg:y="12.302cm">
          <draw:text-box>
            <text:p><text:span text:style-name="T5">Upwork</text:span></text:p>
          </draw:text-box>
        </draw:frame>
        <draw:frame draw:style-name="gr35" draw:text-style-name="P14" draw:layer="layout" svg:width="5.143cm" svg:height="0.717cm" svg:x="7.878cm" svg:y="12.453cm">
          <draw:text-box>
            <text:p text:style-name="P13"><text:span text:style-name="T12">Jun - 2019 <text:s/>: <text:s/>Sep - 2020 </text:span></text:p>
          </draw:text-box>
        </draw:frame>
        <draw:frame draw:style-name="gr44" draw:text-style-name="P16" draw:layer="layout" svg:width="5.225cm" svg:height="0.823cm" svg:x="1.224cm" svg:y="12.938cm">
          <draw:text-box>
            <text:p text:style-name="P15"><text:span text:style-name="T13">Frontend </text:span><text:span text:style-name="T13">developer</text:span></text:p>
          </draw:text-box>
        </draw:frame>
        <draw:frame draw:style-name="gr45" draw:text-style-name="P17" draw:layer="layout" svg:width="4.778cm" svg:height="0.742cm" svg:x="3.131cm" svg:y="12.416cm">
          <draw:text-box>
            <text:p text:style-name="P7"><text:span text:style-name="T14">Freelancing</text:span></text:p>
          </draw:text-box>
        </draw:frame>
        <draw:frame draw:style-name="gr46" draw:text-style-name="P22" draw:layer="layout" svg:width="12.458cm" svg:height="1.259cm" svg:x="1.218cm" svg:y="13.446cm">
          <draw:text-box>
            <text:p text:style-name="P7"><text:span text:style-name="T15">Became aware of UI &amp; UX, Which I worked on almost ~30 freelancing task, And I Extended my experience in backend technologies.</text:span></text:p>
          </draw:text-box>
        </draw:frame>
        <draw:line draw:style-name="gr43" draw:text-style-name="P21" draw:layer="layout" svg:x1="1.229cm" svg:y1="14.478cm" svg:x2="1.229cm" svg:y2="12.972cm">
          <text:p/>
        </draw:line>
        <draw:frame draw:style-name="gr47" draw:text-style-name="P23" draw:layer="layout" svg:width="5.712cm" svg:height="0.755cm" svg:x="14.288cm" svg:y="19.234cm">
          <draw:text-box>
            <text:p text:style-name="P7"><text:span text:style-name="T10">Arabic <text:s text:c="2"/></text:span><text:span text:style-name="T22">Native</text:span></text:p>
          </draw:text-box>
        </draw:frame>
        <draw:frame draw:style-name="gr48" draw:text-style-name="P23" draw:layer="layout" svg:width="5.717cm" svg:height="0.755cm" svg:x="14.283cm" svg:y="19.837cm">
          <draw:text-box>
            <text:p text:style-name="P15"><text:span text:style-name="T15">English <text:s/></text:span><text:span text:style-name="T23">B2</text:span></text:p>
          </draw:text-box>
        </draw:frame>
        <draw:frame draw:style-name="gr49" draw:text-style-name="P23" draw:layer="layout" svg:width="5.717cm" svg:height="0.755cm" svg:x="14.283cm" svg:y="20.437cm">
          <draw:text-box>
            <text:p text:style-name="P15"><text:span text:style-name="T15">Deutsch <text:s text:c="2"/></text:span><text:span text:style-name="T23">A2</text:span></text:p>
          </draw:text-box>
        </draw:frame>
        <draw:frame draw:style-name="gr50" draw:text-style-name="P24" draw:layer="layout" svg:width="6.86cm" svg:height="0.78cm" svg:x="14.14cm" svg:y="21.725cm">
          <draw:text-box>
            <text:p text:style-name="P7"><text:span text:style-name="T24">@salihcodev</text:span><text:span text:style-name="T25"> </text:span><text:span text:style-name="T26"><text:s/></text:span><text:span text:style-name="T27"><text:s/></text:span><text:span text:style-name="T28"><text:a xlink:href="https://stackoverflow.com/users/11687959/ahmad-salih?tab=profile" xlink:type="simple">StackOverFlow</text:a></text:span><text:span text:style-name="T29">, </text:span><text:span text:style-name="T28"><text:a xlink:href="https://www.twitter.com/salihcodev" xlink:type="simple">Twitter</text:a></text:span></text:p>
          </draw:text-box>
        </draw:frame>
        <draw:frame draw:style-name="gr4" draw:text-style-name="P9" draw:layer="layout" svg:width="2.918cm" svg:height="0.925cm" svg:x="13.995cm" svg:y="17.905cm">
          <draw:text-box>
            <text:p><text:span text:style-name="T8">Extras</text:span></text:p>
          </draw:text-box>
        </draw:frame>
        <draw:frame draw:style-name="gr51" draw:text-style-name="P10" draw:layer="layout" svg:width="6.14cm" svg:height="0.73cm" svg:x="14.017cm" svg:y="18.561cm">
          <draw:text-box>
            <text:p text:style-name="P7"><text:span text:style-name="T9">Languages</text:span></text:p>
          </draw:text-box>
        </draw:frame>
        <draw:frame draw:style-name="gr52" draw:text-style-name="P10" draw:layer="layout" svg:width="6.14cm" svg:height="0.73cm" svg:x="14.017cm" svg:y="21.161cm">
          <draw:text-box>
            <text:p text:style-name="P7"><text:span text:style-name="T9">More Useful links</text:span></text:p>
          </draw:text-box>
        </draw:frame>
        <draw:line draw:style-name="gr41" draw:text-style-name="P21" draw:layer="layout" svg:x1="6.194cm" svg:y1="5.126cm" svg:x2="13.382cm" svg:y2="5.126cm">
          <text:p/>
        </draw:line>
        <draw:line draw:style-name="gr41" draw:text-style-name="P21" draw:layer="layout" svg:x1="3.071cm" svg:y1="15.271cm" svg:x2="13.382cm" svg:y2="15.271cm">
          <text:p/>
        </draw:line>
        <draw:frame draw:style-name="gr4" draw:text-style-name="P9" draw:layer="layout" svg:width="5.285cm" svg:height="0.925cm" svg:x="0.796cm" svg:y="14.773cm">
          <draw:text-box>
            <text:p><text:span text:style-name="T8">Projects</text:span></text:p>
          </draw:text-box>
        </draw:frame>
        <draw:line draw:style-name="gr41" draw:text-style-name="P21" draw:layer="layout" svg:x1="15.934cm" svg:y1="18.426cm" svg:x2="20cm" svg:y2="18.426cm">
          <text:p/>
        </draw:line>
        <draw:frame draw:style-name="gr4" draw:text-style-name="P9" draw:layer="layout" svg:width="5.285cm" svg:height="0.925cm" svg:x="0.8cm" svg:y="21.373cm">
          <draw:text-box>
            <text:p text:style-name="P7"><text:span text:style-name="T8">Achievments</text:span></text:p>
          </draw:text-box>
        </draw:frame>
        <draw:frame draw:style-name="gr53" draw:text-style-name="P11" draw:layer="layout" svg:width="5.705cm" svg:height="0.755cm" svg:x="14.129cm" svg:y="12.31cm">
          <draw:text-box>
            <text:p text:style-name="P7"><text:span text:style-name="T10">- Java </text:span><text:span text:style-name="T30">novice</text:span></text:p>
          </draw:text-box>
        </draw:frame>
        <draw:frame draw:style-name="gr34" draw:text-style-name="P25" draw:layer="layout" svg:width="3.556cm" svg:height="0.873cm" svg:x="1.216cm" svg:y="15.514cm">
          <draw:text-box>
            <text:p><text:span text:style-name="T31"><text:a xlink:href="https://github.com/salihcodev/fullcart" xlink:type="simple">Fullcart</text:a></text:span></text:p>
          </draw:text-box>
        </draw:frame>
        <draw:frame draw:style-name="gr54" draw:text-style-name="P17" draw:layer="layout" svg:width="5.676cm" svg:height="0.73cm" svg:x="3.576cm" svg:y="15.58cm">
          <draw:text-box>
            <text:p text:style-name="P7"><text:span text:style-name="T14">E-Commercial Platform <text:s/>(WIP)</text:span></text:p>
          </draw:text-box>
        </draw:frame>
        <draw:frame draw:style-name="gr55" draw:text-style-name="P26" draw:layer="layout" svg:width="12.08cm" svg:height="1.309cm" svg:x="1.192cm" svg:y="16.126cm">
          <draw:text-box>
            <text:p text:style-name="P7"><text:span text:style-name="T32">A Platform that manage people to sell / buy their products online.</text:span></text:p>
          </draw:text-box>
        </draw:frame>
        <draw:frame draw:style-name="gr56" draw:text-style-name="P27" draw:layer="layout" svg:width="12.084cm" svg:height="1.309cm" svg:x="1.188cm" svg:y="16.634cm">
          <draw:text-box>
            <text:p text:style-name="P15"><text:span text:style-name="T33"># Stack:</text:span><text:span text:style-name="T34"> ReactJS, Typescript, Redux-Toolkit, NodeJS, ExpressJS, <text:s text:c="9"/>MongoDB, Sass </text:span><text:span text:style-name="T35">(custome design system)</text:span></text:p>
          </draw:text-box>
        </draw:frame>
        <draw:frame draw:style-name="gr57" draw:text-style-name="P28" draw:layer="layout" svg:width="9.545cm" svg:height="0.78cm" svg:x="1.062cm" svg:y="22.039cm">
          <draw:text-box>
            <text:p><text:span text:style-name="T36">- Software Design and Architecture Specialization <text:s/></text:span></text:p>
          </draw:text-box>
        </draw:frame>
        <draw:frame draw:style-name="gr57" draw:text-style-name="P29" draw:layer="layout" svg:width="9.545cm" svg:height="0.78cm" svg:x="1.048cm" svg:y="22.539cm">
          <draw:text-box>
            <text:p><text:span text:style-name="T37"><text:a xlink:href="https://www.coursera.org/account/accomplishments/specialization/certificate/HYQT966DDFK6" xlink:type="simple">- Programming with Google Go Specialization</text:a></text:span></text:p>
          </draw:text-box>
        </draw:frame>
        <draw:frame draw:style-name="gr57" draw:text-style-name="P29" draw:layer="layout" svg:width="10.126cm" svg:height="0.78cm" svg:x="1.034cm" svg:y="23.074cm">
          <draw:text-box>
            <text:p><text:span text:style-name="T37"><text:a xlink:href="https://udemy-certificate.s3.amazonaws.com/image/UC-4110ab59-cacd-4447-9c42-b015ee9c419c.jpg" xlink:type="simple">- NestJS Zero to Hero - Modern TypeScript Back-end</text:a></text:span></text:p>
          </draw:text-box>
        </draw:frame>
        <draw:frame draw:style-name="gr35" draw:text-style-name="P14" draw:layer="layout" svg:width="2.592cm" svg:height="0.717cm" svg:x="10.46cm" svg:y="22.087cm">
          <draw:text-box>
            <text:p text:style-name="P13"><text:span text:style-name="T12">(WIP)</text:span></text:p>
          </draw:text-box>
        </draw:frame>
        <draw:frame draw:style-name="gr35" draw:text-style-name="P14" draw:layer="layout" svg:width="2.592cm" svg:height="0.717cm" svg:x="10.46cm" svg:y="22.587cm">
          <draw:text-box>
            <text:p text:style-name="P13"><text:span text:style-name="T12">(Dec. 2021)</text:span></text:p>
          </draw:text-box>
        </draw:frame>
        <draw:frame draw:style-name="gr35" draw:text-style-name="P14" draw:layer="layout" svg:width="2.592cm" svg:height="0.717cm" svg:x="10.46cm" svg:y="23.154cm">
          <draw:text-box>
            <text:p text:style-name="P13"><text:span text:style-name="T12">(Jan. 2023)</text:span></text:p>
          </draw:text-box>
        </draw:frame>
        <draw:line draw:style-name="gr41" draw:text-style-name="P21" draw:layer="layout" svg:x1="4.175cm" svg:y1="21.871cm" svg:x2="13.383cm" svg:y2="21.871cm">
          <text:p/>
        </draw:line>
        <draw:custom-shape draw:style-name="gr39" draw:text-style-name="P19" draw:layer="layout" svg:width="0.152cm" svg:height="0.152cm" svg:x="1.144cm" svg:y="12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5" draw:layer="layout" svg:width="2.324cm" svg:height="0.873cm" svg:x="1.216cm" svg:y="19.703cm">
          <draw:text-box>
            <text:p><text:span text:style-name="T31"><text:a xlink:href="https://github.com/salihcodev/todonest" xlink:type="simple">Todonest</text:a></text:span></text:p>
          </draw:text-box>
        </draw:frame>
        <draw:frame draw:style-name="gr58" draw:text-style-name="P17" draw:layer="layout" svg:width="5.676cm" svg:height="0.73cm" svg:x="3.74cm" svg:y="19.767cm">
          <draw:text-box>
            <text:p text:style-name="P7"><text:span text:style-name="T14">T</text:span><text:span text:style-name="T14">a</text:span><text:span text:style-name="T14">s</text:span><text:span text:style-name="T14">k</text:span><text:span text:style-name="T14">s</text:span><text:span text:style-name="T14"> </text:span><text:span text:style-name="T14">A</text:span><text:span text:style-name="T14">s</text:span><text:span text:style-name="T14">s</text:span><text:span text:style-name="T14">i</text:span><text:span text:style-name="T14">g</text:span><text:span text:style-name="T14">n</text:span><text:span text:style-name="T14">e</text:span><text:span text:style-name="T14">r</text:span><text:span text:style-name="T14"> </text:span><text:span text:style-name="T14">S</text:span><text:span text:style-name="T14">e</text:span><text:span text:style-name="T14">r</text:span><text:span text:style-name="T14">v</text:span><text:span text:style-name="T14">e</text:span><text:span text:style-name="T14">r</text:span></text:p>
          </draw:text-box>
        </draw:frame>
        <draw:frame draw:style-name="gr3" draw:text-style-name="P5" draw:layer="layout" svg:width="0.321cm" svg:height="0.319cm" svg:x="3.246cm" svg:y="19.94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E841F1F0D8EC7.png" xlink:type="simple" xlink:show="embed" xlink:actuate="onLoad" draw:mime-type="image/png"/>
        </draw:frame>
        <draw:frame draw:style-name="gr59" draw:text-style-name="P26" draw:layer="layout" svg:width="11.708cm" svg:height="0.78cm" svg:x="1.192cm" svg:y="20.175cm">
          <draw:text-box>
            <text:p text:style-name="P7"><text:span text:style-name="T32">A regular tasks assigner </text:span><text:span text:style-name="T38">API</text:span><text:span text:style-name="T32">. Which you can </text:span><text:span text:style-name="T32">apply </text:span><text:span text:style-name="T39">crud </text:span><text:span text:style-name="T32">&amp; </text:span><text:span text:style-name="T39">auth</text:span></text:p>
          </draw:text-box>
        </draw:frame>
        <draw:frame draw:style-name="gr60" draw:text-style-name="P27" draw:layer="layout" svg:width="12.084cm" svg:height="0.78cm" svg:x="1.188cm" svg:y="20.683cm">
          <draw:text-box>
            <text:p text:style-name="P15"><text:span text:style-name="T33"># Stack:</text:span><text:span text:style-name="T34"> NodeJS, </text:span><text:span text:style-name="T34">NestJS, Typescript, JWT, </text:span><text:span text:style-name="T34">Passport</text:span></text:p>
          </draw:text-box>
        </draw:frame>
        <draw:frame draw:style-name="gr61" draw:text-style-name="P11" draw:layer="layout" svg:width="5.705cm" svg:height="0.755cm" svg:x="14.118cm" svg:y="15.726cm">
          <draw:text-box>
            <text:p text:style-name="P7"><text:span text:style-name="T10">- Github actions</text:span></text:p>
          </draw:text-box>
        </draw:frame>
        <draw:frame draw:style-name="gr3" draw:text-style-name="P5" draw:layer="layout" svg:width="0.321cm" svg:height="0.319cm" svg:x="3.024cm" svg:y="15.77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E841F1F0D8EC7.png" xlink:type="simple" xlink:show="embed" xlink:actuate="onLoad" draw:mime-type="image/png"/>
        </draw:frame>
        <draw:frame draw:style-name="gr3" draw:text-style-name="P5" draw:layer="layout" svg:width="0.321cm" svg:height="0.319cm" svg:x="10.137cm" svg:y="22.27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E841F1F0D8EC7.png" xlink:type="simple" xlink:show="embed" xlink:actuate="onLoad" draw:mime-type="image/png"/>
        </draw:frame>
        <draw:frame draw:style-name="gr3" draw:text-style-name="P5" draw:layer="layout" svg:width="0.321cm" svg:height="0.319cm" svg:x="9.438cm" svg:y="22.78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E841F1F0D8EC7.png" xlink:type="simple" xlink:show="embed" xlink:actuate="onLoad" draw:mime-type="image/png"/>
        </draw:frame>
        <draw:frame draw:style-name="gr3" draw:text-style-name="P5" draw:layer="layout" svg:width="0.321cm" svg:height="0.319cm" svg:x="10.539cm" svg:y="23.30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E841F1F0D8EC7.png" xlink:type="simple" xlink:show="embed" xlink:actuate="onLoad" draw:mime-type="image/png"/>
        </draw:frame>
        <draw:frame draw:style-name="gr62" draw:text-style-name="P25" draw:layer="layout" svg:width="2.959cm" svg:height="0.827cm" svg:x="1.216cm" svg:y="17.863cm">
          <draw:text-box>
            <text:p><text:span text:style-name="T31"><text:a xlink:href="https://github.com/salihcodev/metweather" xlink:type="simple">Metweather</text:a></text:span></text:p>
          </draw:text-box>
        </draw:frame>
        <draw:frame draw:style-name="gr63" draw:text-style-name="P17" draw:layer="layout" svg:width="5.676cm" svg:height="0.73cm" svg:x="4.056cm" svg:y="17.927cm">
          <draw:text-box>
            <text:p text:style-name="P7"><text:span text:style-name="T14">Weather App</text:span></text:p>
          </draw:text-box>
        </draw:frame>
        <draw:frame draw:style-name="gr64" draw:text-style-name="P26" draw:layer="layout" svg:width="12.398cm" svg:height="0.78cm" svg:x="1.228cm" svg:y="18.382cm">
          <draw:text-box>
            <text:p text:style-name="P7"><text:span text:style-name="T32">Simple weather app, User experience it by coordinates or city name</text:span></text:p>
          </draw:text-box>
        </draw:frame>
        <draw:frame draw:style-name="gr65" draw:text-style-name="P30" draw:layer="layout" svg:width="12.084cm" svg:height="0.78cm" svg:x="1.188cm" svg:y="18.907cm">
          <draw:text-box>
            <text:p text:style-name="P15"><text:span text:style-name="T33"># Stack:</text:span><text:span text:style-name="T34"> ReactJS, Typescript, ContextAPI, OpenMeteo-API</text:span></text:p>
          </draw:text-box>
        </draw:frame>
        <draw:frame draw:style-name="gr3" draw:text-style-name="P5" draw:layer="layout" svg:width="0.321cm" svg:height="0.319cm" svg:x="3.772cm" svg:y="18.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E841F1F0D8EC7.png" xlink:type="simple" xlink:show="embed" xlink:actuate="onLoad" draw:mime-type="image/png"/>
        </draw:frame>
        <draw:frame draw:style-name="gr4" draw:text-style-name="P9" draw:layer="layout" svg:width="2.918cm" svg:height="0.925cm" svg:x="0.796cm" svg:y="23.807cm">
          <draw:text-box>
            <text:p><text:span text:style-name="T8">Education</text:span></text:p>
          </draw:text-box>
        </draw:frame>
        <draw:frame draw:style-name="gr66" draw:text-style-name="P10" draw:layer="layout" svg:width="6.14cm" svg:height="0.78cm" svg:x="0.902cm" svg:y="24.664cm">
          <draw:text-box>
            <text:p text:style-name="P7"><text:span text:style-name="T40">UNIVERSITY OF </text:span><text:span text:style-name="T40">SADAT CITY</text:span></text:p>
          </draw:text-box>
        </draw:frame>
        <draw:frame draw:style-name="gr67" draw:text-style-name="P11" draw:layer="layout" svg:width="5.705cm" svg:height="0.657cm" svg:x="1.002cm" svg:y="25.241cm">
          <draw:text-box>
            <text:p text:style-name="P7"><text:span text:style-name="T41"><text:a xlink:href="http://law.usc.edu.eg/ar" xlink:type="simple">law.usc.edu.eg/ar</text:a></text:span></text:p>
          </draw:text-box>
        </draw:frame>
        <draw:frame draw:style-name="gr68" draw:text-style-name="P26" draw:layer="layout" svg:width="4.778cm" svg:height="0.755cm" svg:x="1.025cm" svg:y="25.828cm">
          <draw:text-box>
            <text:p text:style-name="P7"><text:span text:style-name="T15">Bachelor </text:span><text:span text:style-name="T15">of Laws</text:span></text:p>
          </draw:text-box>
        </draw:frame>
        <draw:frame draw:style-name="gr35" draw:text-style-name="P14" draw:layer="layout" svg:width="2.325cm" svg:height="0.717cm" svg:x="10.712cm" svg:y="24.725cm">
          <draw:text-box>
            <text:p text:style-name="P13"><text:span text:style-name="T12">2017 <text:s/>: <text:s/>2021</text:span></text:p>
          </draw:text-box>
        </draw:frame>
        <draw:line draw:style-name="gr41" draw:text-style-name="P21" draw:layer="layout" svg:x1="3.498cm" svg:y1="24.327cm" svg:x2="13.382cm" svg:y2="24.327cm">
          <text:p/>
        </draw:line>
        <draw:frame draw:style-name="gr69" draw:text-style-name="P17" draw:layer="layout" svg:width="4.778cm" svg:height="0.755cm" svg:x="1.025cm" svg:y="26.312cm">
          <draw:text-box>
            <text:p text:style-name="P7"><text:span text:style-name="T42">GPA : </text:span><text:span text:style-name="T43"><text:s/>3.00</text:span></text:p>
          </draw:text-box>
        </draw:frame>
        <draw:frame draw:style-name="gr3" draw:text-style-name="P5" draw:layer="layout" svg:width="0.321cm" svg:height="0.319cm" svg:x="5.022cm" svg:y="25.42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C0E841F1F0D8EC7.png" xlink:type="simple" xlink:show="embed" xlink:actuate="onLoad" draw:mime-type="image/png"/>
        </draw:frame>
        <draw:frame draw:style-name="gr70" draw:text-style-name="P11" draw:layer="layout" svg:width="5.705cm" svg:height="0.755cm" svg:x="14.129cm" svg:y="8.432cm">
          <draw:text-box>
            <text:p text:style-name="P7"><text:span text:style-name="T10">- Mongoose</text:span></text:p>
          </draw:text-box>
        </draw:frame>
        <draw:frame draw:style-name="gr71" draw:text-style-name="P11" draw:layer="layout" svg:width="5.705cm" svg:height="0.755cm" svg:x="14.13cm" svg:y="8.864cm">
          <draw:text-box>
            <text:p text:style-name="P7"><text:span text:style-name="T10">- KnexJS</text:span></text:p>
          </draw:text-box>
        </draw:frame>
        <draw:frame draw:style-name="gr72" draw:text-style-name="P26" draw:layer="layout" svg:width="0.523cm" svg:height="0.873cm" svg:x="0.892cm" svg:y="15.418cm">
          <draw:text-box>
            <text:p text:style-name="P7"><text:span text:style-name="T44">-</text:span></text:p>
          </draw:text-box>
        </draw:frame>
        <draw:frame draw:style-name="gr73" draw:text-style-name="P26" draw:layer="layout" svg:width="0.523cm" svg:height="0.873cm" svg:x="0.893cm" svg:y="17.807cm">
          <draw:text-box>
            <text:p text:style-name="P7"><text:span text:style-name="T44">-</text:span></text:p>
          </draw:text-box>
        </draw:frame>
        <draw:frame draw:style-name="gr74" draw:text-style-name="P26" draw:layer="layout" svg:width="0.523cm" svg:height="0.873cm" svg:x="0.894cm" svg:y="19.628cm">
          <draw:text-box>
            <text:p text:style-name="P7"><text:span text:style-name="T44">-</text:span></text:p>
          </draw:text-box>
        </draw:frame>
        <draw:frame draw:style-name="gr75" draw:text-style-name="P32" draw:layer="layout" svg:width="3.775cm" svg:height="0.674cm" svg:x="8.168cm" svg:y="0.334cm">
          <draw:text-box>
            <text:p text:style-name="P31"><text:span text:style-name="T45">Cairo, Egypt</text:span></text:p>
          </draw:text-box>
        </draw:frame>
        <draw:frame draw:style-name="gr76" draw:text-style-name="P34" draw:layer="layout" svg:width="2.605cm" svg:height="0.674cm" svg:x="13.061cm" svg:y="0.924cm">
          <draw:text-box>
            <text:p text:style-name="P33"><text:span text:style-name="T46"><text:a xlink:href="https://www.linkedin.com/in/salihcodev" xlink:type="simple">linkedin</text:a></text:span></text:p>
          </draw:text-box>
        </draw:frame>
        <draw:frame draw:style-name="gr75" draw:text-style-name="P35" draw:layer="layout" svg:width="5.461cm" svg:height="0.674cm" svg:x="11.116cm" svg:y="0.354cm">
          <draw:text-box>
            <text:p><text:span text:style-name="T47"><text:a xlink:href="mailto:ahmedsalihdev@gmail.com" xlink:type="simple">ahmedsalihdev@gmail.com</text:a></text:span></text:p>
          </draw:text-box>
        </draw:frame>
        <draw:frame draw:style-name="gr77" draw:text-style-name="P36" draw:layer="layout" svg:width="2.284cm" svg:height="0.674cm" svg:x="15.158cm" svg:y="0.934cm">
          <draw:text-box>
            <text:p text:style-name="P33"><text:span text:style-name="T48"><text:a xlink:href="https://github.com/salihcodev" xlink:type="simple">github</text:a></text:span></text:p>
          </draw:text-box>
        </draw:frame>
        <draw:frame draw:style-name="gr75" draw:text-style-name="P32" draw:layer="layout" svg:width="3.775cm" svg:height="0.674cm" svg:x="9.698cm" svg:y="0.903cm">
          <draw:text-box>
            <text:p text:style-name="P31"><text:span text:style-name="T49"><text:a xlink:href="tel:+20%201096477631" xlink:type="simple">+20 1096477631</text:a></text:span></text:p>
          </draw:text-box>
        </draw:frame>
        <draw:g>
          <draw:frame draw:style-name="gr78" draw:text-style-name="P36" draw:layer="layout" svg:width="2.328cm" svg:height="0.674cm" svg:x="16.876cm" svg:y="0.329cm">
            <draw:text-box>
              <text:p text:style-name="P33"><text:span text:style-name="T48"><text:a xlink:href="https://asalih.vercel.app/me/" xlink:type="simple">website</text:a></text:span></text:p>
            </draw:text-box>
          </draw:frame>
          <draw:frame draw:style-name="gr79" draw:text-style-name="P37" draw:layer="layout" svg:width="0.457cm" svg:height="0.457cm" svg:x="16.576cm" svg:y="0.458cm">
            <draw:image xlink:href="Pictures/100001DC000004A7000004A72B993E0616711901.svg" xlink:type="simple" xlink:show="embed" xlink:actuate="onLoad" draw:mime-type="image/svg+xml">
              <text:p text:style-name="P3"><text:span text:style-name="T50"><text:s/></text:span></text:p>
            </draw:image>
            <draw:image xlink:href="Pictures/100000010000002D0000002DA4602A3584601ED2.png" xlink:type="simple" xlink:show="embed" xlink:actuate="onLoad" draw:mime-type="image/png"/>
          </draw:frame>
        </draw:g>
        <draw:line draw:style-name="gr41" draw:text-style-name="P21" draw:layer="layout" svg:x1="15.751cm" svg:y1="2.331cm" svg:x2="20cm" svg:y2="2.33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4-02T22:18:39.088393568</dc:date>
    <meta:editing-duration>P5DT26M22S</meta:editing-duration>
    <meta:editing-cycles>809</meta:editing-cycles>
    <meta:document-statistic meta:object-count="114"/>
  </office:meta>
</office:document-meta>
</file>